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1D1000001759D1C6575.svm" manifest:media-type=""/>
  <manifest:file-entry manifest:full-path="Pictures/200000010000018A000000D8A4D10E32.svm" manifest:media-type=""/>
  <manifest:file-entry manifest:full-path="Pictures/200000010000015700000179C7C844E6.svm" manifest:media-type=""/>
  <manifest:file-entry manifest:full-path="Pictures/2000000100000170000000D43374DA9B.svm" manifest:media-type=""/>
  <manifest:file-entry manifest:full-path="Pictures/200000010000013E000000A196F917E9.svm" manifest:media-type=""/>
  <manifest:file-entry manifest:full-path="Pictures/2000000100000118000000D851DC808A.svm" manifest:media-type=""/>
  <manifest:file-entry manifest:full-path="Pictures/20000001000001D100000129A37F3893.svm" manifest:media-type=""/>
  <manifest:file-entry manifest:full-path="Pictures/2000000100000153000000D433F21394.svm" manifest:media-type=""/>
  <manifest:file-entry manifest:full-path="Pictures/200000010000017D00000129E242AB27.svm" manifest:media-type=""/>
  <manifest:file-entry manifest:full-path="Pictures/2000000100000175000001295D7A3A32.svm" manifest:media-type=""/>
  <manifest:file-entry manifest:full-path="Pictures/20000001000001570000012D05F98AF2.svm" manifest:media-type=""/>
  <manifest:file-entry manifest:full-path="Pictures/20000001000002690000013145689BC3.svm" manifest:media-type=""/>
  <manifest:file-entry manifest:full-path="Pictures/2000000100000196000000D88048B7F8.svm" manifest:media-type=""/>
  <manifest:file-entry manifest:full-path="Pictures/200000020000030400000128D26A4FE4.eps" manifest:media-type=""/>
  <manifest:file-entry manifest:full-path="Pictures/200000010000034E000000E5D8367438.svm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\infty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r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R_E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g_m 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TexMathsArgs="12§display§v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v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svg:stroke-width="0.025cm" draw:marker-start-width="0.237cm" draw:marker-end="Arrow" draw:marker-end-width="0.139cm" draw:textarea-horizontal-align="center" draw:textarea-vertical-align="middle" fo:padding-top="0.137cm" fo:padding-bottom="0.137cm" fo:padding-left="0.262cm" fo:padding-right="0.262cm"/>
    </style:style>
    <style:style style:name="gr16" style:family="graphic" style:parent-style-name="standard">
      <style:graphic-properties TexMathsArgs="12§display§R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R_i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T1" style:family="text">
      <style:text-properties style:font-name="Jameel Noori Nastaleeq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xml:id="id1" draw:id="id1" draw:layer="layout" svg:width="8.611cm" svg:height="3.301cm" svg:x="2.051cm" svg:y="0.7cm">
          <draw:image xlink:href="Pictures/200000020000030400000128D26A4FE4.eps" xlink:type="simple" xlink:show="embed" xlink:actuate="onLoad">
            <text:p/>
          </draw:image>
          <draw:glue-point draw:id="4" svg:x="-2.382cm" svg:y="-4.15cm"/>
          <draw:glue-point draw:id="5" svg:x="-2.096cm" svg:y="-2.117cm"/>
          <draw:glue-point draw:id="6" svg:x="-4.371cm" svg:y="-4.15cm"/>
          <draw:glue-point draw:id="7" svg:x="-4.085cm" svg:y="-2.305cm"/>
          <draw:glue-point draw:id="8" svg:x="-4.559cm" svg:y="-4.035cm"/>
        </draw:frame>
        <draw:frame draw:style-name="gr2" draw:text-style-name="P1" draw:layer="layout" svg:width="0.739cm" svg:height="0.365cm" svg:x="9.593cm" svg:y="0.333cm">
          <draw:image xlink:href="Pictures/20000001000002690000013145689BC3.svm" xlink:type="simple" xlink:show="embed" xlink:actuate="onLoad">
            <text:p/>
          </draw:image>
        </draw:frame>
        <draw:frame draw:style-name="gr3" draw:text-style-name="P1" draw:layer="layout" svg:width="0.446cm" svg:height="0.355cm" svg:x="9.152cm" svg:y="1.336cm">
          <draw:image xlink:href="Pictures/2000000100000175000001295D7A3A32.svm" xlink:type="simple" xlink:show="embed" xlink:actuate="onLoad">
            <text:p/>
          </draw:image>
        </draw:frame>
        <draw:frame draw:style-name="gr4" draw:text-style-name="P1" draw:layer="layout" svg:width="0.456cm" svg:height="0.355cm" svg:x="9.142cm" svg:y="3.172cm">
          <draw:image xlink:href="Pictures/200000010000017D00000129E242AB27.svm" xlink:type="simple" xlink:show="embed" xlink:actuate="onLoad">
            <text:p/>
          </draw:image>
        </draw:frame>
        <draw:frame draw:style-name="gr5" draw:text-style-name="P1" draw:layer="layout" svg:width="0.557cm" svg:height="0.355cm" svg:x="10.395cm" svg:y="3.172cm">
          <draw:image xlink:href="Pictures/20000001000001D100000129A37F3893.svm" xlink:type="simple" xlink:show="embed" xlink:actuate="onLoad">
            <text:p/>
          </draw:image>
        </draw:frame>
        <draw:frame draw:style-name="gr6" draw:text-style-name="P1" draw:layer="layout" svg:width="0.335cm" svg:height="0.258cm" svg:x="7.886cm" svg:y="2.735cm">
          <draw:image xlink:href="Pictures/2000000100000118000000D851DC808A.svm" xlink:type="simple" xlink:show="embed" xlink:actuate="onLoad">
            <text:p/>
          </draw:image>
        </draw:frame>
        <draw:frame draw:style-name="gr7" draw:text-style-name="P1" draw:layer="layout" svg:width="0.38cm" svg:height="0.192cm" svg:x="8.981cm" svg:y="2.493cm">
          <draw:image xlink:href="Pictures/200000010000013E000000A196F917E9.svm" xlink:type="simple" xlink:show="embed" xlink:actuate="onLoad">
            <text:p/>
          </draw:image>
        </draw:frame>
        <draw:frame draw:style-name="gr6" draw:text-style-name="P1" draw:layer="layout" svg:width="0.335cm" svg:height="0.258cm" svg:x="1.795cm" svg:y="2.848cm">
          <draw:image xlink:href="Pictures/2000000100000118000000D851DC808A.svm" xlink:type="simple" xlink:show="embed" xlink:actuate="onLoad">
            <text:p/>
          </draw:image>
        </draw:frame>
        <draw:frame draw:style-name="gr3" draw:text-style-name="P1" draw:layer="layout" svg:width="0.446cm" svg:height="0.355cm" svg:x="2.681cm" svg:y="3.203cm">
          <draw:image xlink:href="Pictures/2000000100000175000001295D7A3A32.svm" xlink:type="simple" xlink:show="embed" xlink:actuate="onLoad">
            <text:p/>
          </draw:image>
        </draw:frame>
        <draw:frame draw:style-name="gr4" draw:text-style-name="P1" draw:layer="layout" svg:width="0.456cm" svg:height="0.355cm" svg:x="3.463cm" svg:y="3.203cm">
          <draw:image xlink:href="Pictures/200000010000017D00000129E242AB27.svm" xlink:type="simple" xlink:show="embed" xlink:actuate="onLoad">
            <text:p/>
          </draw:image>
        </draw:frame>
        <draw:frame draw:style-name="gr8" draw:text-style-name="P1" draw:layer="layout" svg:width="0.472cm" svg:height="0.258cm" svg:x="5.112cm" svg:y="2.15cm">
          <draw:image xlink:href="Pictures/200000010000018A000000D8A4D10E32.svm" xlink:type="simple" xlink:show="embed" xlink:actuate="onLoad">
            <text:p/>
          </draw:image>
        </draw:frame>
        <draw:frame draw:style-name="gr9" draw:text-style-name="P1" draw:layer="layout" svg:width="0.557cm" svg:height="0.446cm" svg:x="4.261cm" svg:y="3.112cm">
          <draw:image xlink:href="Pictures/20000001000001D1000001759D1C6575.svm" xlink:type="simple" xlink:show="embed" xlink:actuate="onLoad">
            <text:p/>
          </draw:image>
        </draw:frame>
        <draw:frame draw:style-name="gr10" draw:text-style-name="P1" draw:layer="layout" svg:width="0.486cm" svg:height="0.258cm" svg:x="4.257cm" svg:y="2.225cm">
          <draw:image xlink:href="Pictures/2000000100000196000000D88048B7F8.svm" xlink:type="simple" xlink:show="embed" xlink:actuate="onLoad">
            <text:p/>
          </draw:image>
        </draw:frame>
        <draw:frame draw:style-name="gr11" draw:text-style-name="P1" draw:layer="layout" svg:width="1.014cm" svg:height="0.274cm" svg:x="5.619cm" svg:y="3.058cm">
          <draw:image xlink:href="Pictures/200000010000034E000000E5D8367438.svm" xlink:type="simple" xlink:show="embed" xlink:actuate="onLoad">
            <text:p/>
          </draw:image>
        </draw:frame>
        <draw:frame draw:style-name="gr12" draw:text-style-name="P2" draw:layer="layout" svg:width="0.869cm" svg:height="0.916cm" svg:x="11.322cm" svg:y="0.556cm">
          <draw:text-box>
            <text:p text:style-name="P2"><text:span text:style-name="T1">(</text:span><text:span text:style-name="T1">ا</text:span><text:span text:style-name="T1">)</text:span></text:p>
          </draw:text-box>
        </draw:frame>
        <draw:frame draw:style-name="gr12" draw:text-style-name="P2" draw:layer="layout" svg:width="1.132cm" svg:height="0.916cm" svg:x="0.813cm" svg:y="0.556cm">
          <draw:text-box>
            <text:p text:style-name="P2"><text:span text:style-name="T1">(</text:span><text:span text:style-name="T1">ب</text:span><text:span text:style-name="T1">)</text:span></text:p>
          </draw:text-box>
        </draw:frame>
        <draw:frame draw:style-name="gr13" draw:text-style-name="P1" draw:layer="layout" svg:width="0.406cm" svg:height="0.253cm" svg:x="10.713cm" svg:y="2.675cm">
          <draw:image xlink:href="Pictures/2000000100000153000000D433F21394.svm" xlink:type="simple" xlink:show="embed" xlink:actuate="onLoad">
            <text:p/>
          </draw:image>
        </draw:frame>
        <draw:frame draw:style-name="gr12" draw:layer="layout" svg:width="0.748cm" svg:height="0.729cm" svg:x="4.126cm" svg:y="1.673cm">
          <draw:text-box>
            <text:p>+</text:p>
          </draw:text-box>
        </draw:frame>
        <draw:frame draw:style-name="gr12" draw:layer="layout" svg:width="0.642cm" svg:height="0.729cm" svg:x="4.179cm" svg:y="2.276cm">
          <draw:text-box>
            <text:p>-</text:p>
          </draw:text-box>
        </draw:frame>
        <draw:frame draw:style-name="gr13" draw:text-style-name="P1" draw:layer="layout" svg:width="0.406cm" svg:height="0.253cm" svg:x="5.27cm" svg:y="2.681cm">
          <draw:image xlink:href="Pictures/2000000100000153000000D433F21394.svm" xlink:type="simple" xlink:show="embed" xlink:actuate="onLoad">
            <text:p/>
          </draw:image>
        </draw:frame>
        <draw:frame draw:style-name="gr14" draw:text-style-name="P1" draw:layer="layout" svg:width="0.44cm" svg:height="0.253cm" svg:x="3.323cm" svg:y="1.557cm">
          <draw:image xlink:href="Pictures/2000000100000170000000D43374DA9B.svm" xlink:type="simple" xlink:show="embed" xlink:actuate="onLoad">
            <text:p/>
          </draw:image>
        </draw:frame>
        <draw:connector draw:style-name="gr15" draw:text-style-name="P1" draw:layer="layout" draw:line-skew="1.443cm" svg:x1="4.305cm" svg:y1="0.981cm" svg:x2="4.552cm" svg:y2="1.652cm" draw:start-shape="id1" draw:start-glue-point="4" draw:end-shape="id1" draw:end-glue-point="5" svg:d="M4305 981v661h247v10" svg:viewBox="0 0 248 672">
          <text:p/>
        </draw:connector>
        <draw:connector draw:style-name="gr15" draw:text-style-name="P1" draw:layer="layout" draw:line-skew="1.243cm 0.879cm" svg:x1="2.431cm" svg:y1="1.019cm" svg:x2="2.839cm" svg:y2="1.59cm" draw:start-shape="id1" draw:start-glue-point="8" draw:end-shape="id1" draw:end-glue-point="7" svg:d="M2431 1019v423h-2v148h410" svg:viewBox="0 0 411 572">
          <text:p/>
        </draw:connector>
        <draw:frame draw:style-name="gr16" draw:text-style-name="P1" draw:layer="layout" svg:width="0.41cm" svg:height="0.36cm" svg:x="4.104cm" svg:y="0.569cm">
          <draw:image xlink:href="Pictures/20000001000001570000012D05F98AF2.svm" xlink:type="simple" xlink:show="embed" xlink:actuate="onLoad">
            <text:p/>
          </draw:image>
        </draw:frame>
        <draw:frame draw:style-name="gr17" draw:text-style-name="P1" draw:layer="layout" svg:width="0.41cm" svg:height="0.451cm" svg:x="2.26cm" svg:y="0.534cm">
          <draw:image xlink:href="Pictures/200000010000015700000179C7C844E6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1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4.3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19T17:32:35</meta:creation-date>
    <meta:editing-duration>PT37M18S</meta:editing-duration>
    <meta:editing-cycles>9</meta:editing-cycles>
    <meta:generator>LibreOffice/4.2.8.2$Linux_x86 LibreOffice_project/420m0$Build-2</meta:generator>
    <dc:title>kkkFigures</dc:title>
    <meta:initial-creator>kkk </meta:initial-creator>
    <dc:date>2017-03-27T19:47:10.004093814</dc:date>
    <meta:document-statistic meta:object-count="25"/>
    <meta:template xlink:type="simple" xlink:actuate="onRequest" xlink:title="kkkFigures" xlink:href="../../../../../.libreoffice/3/user/template/kkkFigures.otg" meta:date="2014-07-19T17:32:34"/>
  </office:meta>
</office:document-meta>
</file>